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ime (sec)</text:p>
          </table:table-cell>
          <table:table-cell office:value-type="string" calcext:value-type="string">
            <text:p>time(hr)</text:p>
          </table:table-cell>
          <table:table-cell office:value-type="string" calcext:value-type="string">
            <text:p>Height (.1 in)</text:p>
          </table:table-cell>
          <table:table-cell office:value-type="string" calcext:value-type="string">
            <text:p>Height (in)</text:p>
          </table:table-cell>
          <table:table-cell office:value-type="string" calcext:value-type="string">
            <text:p>flow rate (in/hr)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A2]/3600" office:value-type="float" office:value="0" calcext:value-type="float">
            <text:p>0</text:p>
          </table:table-cell>
          <table:table-cell office:value-type="float" office:value="3175" calcext:value-type="float">
            <text:p>3175</text:p>
          </table:table-cell>
          <table:table-cell table:formula="of:=[.C2]/10" office:value-type="float" office:value="317.5" calcext:value-type="float">
            <text:p>317.5</text:p>
          </table:table-cell>
          <table:table-cell table:number-columns-repeated="2"/>
          <table:table-cell table:formula="of:=[.D2]" office:value-type="float" office:value="317.5" calcext:value-type="float">
            <text:p>317.5</text:p>
          </table:table-cell>
          <table:table-cell table:number-columns-repeated="3"/>
        </table:table-row>
        <table:table-row table:style-name="ro2">
          <table:table-cell office:value-type="float" office:value="3316" calcext:value-type="float">
            <text:p>3316</text:p>
          </table:table-cell>
          <table:table-cell table:formula="of:=[.A3]/3600" office:value-type="float" office:value="0.921111111111111" calcext:value-type="float">
            <text:p>0.9211111111</text:p>
          </table:table-cell>
          <table:table-cell office:value-type="float" office:value="3110" calcext:value-type="float">
            <text:p>3110</text:p>
          </table:table-cell>
          <table:table-cell table:formula="of:=[.C3]/10" office:value-type="float" office:value="311" calcext:value-type="float">
            <text:p>311</text:p>
          </table:table-cell>
          <table:table-cell table:formula="of:=([.D2]-[.D3])/([.B3]-[.B2])" office:value-type="float" office:value="7.05669481302774" calcext:value-type="float">
            <text:p>7.056694813</text:p>
          </table:table-cell>
          <table:table-cell/>
          <table:table-cell table:formula="of:=[.D3]" office:value-type="float" office:value="311" calcext:value-type="float">
            <text:p>311</text:p>
          </table:table-cell>
          <table:table-cell table:number-columns-repeated="3"/>
        </table:table-row>
        <table:table-row table:style-name="ro2">
          <table:table-cell office:value-type="float" office:value="6635" calcext:value-type="float">
            <text:p>6635</text:p>
          </table:table-cell>
          <table:table-cell table:formula="of:=[.A4]/3600" office:value-type="float" office:value="1.84305555555556" calcext:value-type="float">
            <text:p>1.8430555556</text:p>
          </table:table-cell>
          <table:table-cell office:value-type="float" office:value="3054" calcext:value-type="float">
            <text:p>3054</text:p>
          </table:table-cell>
          <table:table-cell table:formula="of:=[.C4]/10" office:value-type="float" office:value="305.4" calcext:value-type="float">
            <text:p>305.4</text:p>
          </table:table-cell>
          <table:table-cell table:formula="of:=([.D3]-[.D4])/([.B4]-[.B3])" office:value-type="float" office:value="6.07411871045498" calcext:value-type="float">
            <text:p>6.0741187105</text:p>
          </table:table-cell>
          <table:table-cell/>
          <table:table-cell table:formula="of:=[.D4]" office:value-type="float" office:value="305.4" calcext:value-type="float">
            <text:p>305.4</text:p>
          </table:table-cell>
          <table:table-cell table:number-columns-repeated="3"/>
        </table:table-row>
        <table:table-row table:style-name="ro2">
          <table:table-cell office:value-type="float" office:value="10619" calcext:value-type="float">
            <text:p>10619</text:p>
          </table:table-cell>
          <table:table-cell table:formula="of:=[.A5]/3600" office:value-type="float" office:value="2.94972222222222" calcext:value-type="float">
            <text:p>2.9497222222</text:p>
          </table:table-cell>
          <table:table-cell office:value-type="float" office:value="2994" calcext:value-type="float">
            <text:p>2994</text:p>
          </table:table-cell>
          <table:table-cell table:formula="of:=[.C5]/10" office:value-type="float" office:value="299.4" calcext:value-type="float">
            <text:p>299.4</text:p>
          </table:table-cell>
          <table:table-cell table:formula="of:=([.D4]-[.D5])/([.B5]-[.B4])" office:value-type="float" office:value="5.42168674698795" calcext:value-type="float">
            <text:p>5.421686747</text:p>
          </table:table-cell>
          <table:table-cell/>
          <table:table-cell table:formula="of:=[.D5]" office:value-type="float" office:value="299.4" calcext:value-type="float">
            <text:p>299.4</text:p>
          </table:table-cell>
          <table:table-cell table:number-columns-repeated="3"/>
        </table:table-row>
        <table:table-row table:style-name="ro2">
          <table:table-cell office:value-type="float" office:value="13937" calcext:value-type="float">
            <text:p>13937</text:p>
          </table:table-cell>
          <table:table-cell table:formula="of:=[.A6]/3600" office:value-type="float" office:value="3.87138888888889" calcext:value-type="float">
            <text:p>3.8713888889</text:p>
          </table:table-cell>
          <table:table-cell office:value-type="float" office:value="2947" calcext:value-type="float">
            <text:p>2947</text:p>
          </table:table-cell>
          <table:table-cell table:formula="of:=[.C6]/10" office:value-type="float" office:value="294.7" calcext:value-type="float">
            <text:p>294.7</text:p>
          </table:table-cell>
          <table:table-cell table:formula="of:=([.D5]-[.D6])/([.B6]-[.B5])" office:value-type="float" office:value="5.09945750452078" calcext:value-type="float">
            <text:p>5.0994575045</text:p>
          </table:table-cell>
          <table:table-cell/>
          <table:table-cell table:formula="of:=[.D6]" office:value-type="float" office:value="294.7" calcext:value-type="float">
            <text:p>294.7</text:p>
          </table:table-cell>
          <table:table-cell table:number-columns-repeated="3"/>
        </table:table-row>
        <table:table-row table:style-name="ro2">
          <table:table-cell office:value-type="float" office:value="17921" calcext:value-type="float">
            <text:p>17921</text:p>
          </table:table-cell>
          <table:table-cell table:formula="of:=[.A7]/3600" office:value-type="float" office:value="4.97805555555556" calcext:value-type="float">
            <text:p>4.9780555556</text:p>
          </table:table-cell>
          <table:table-cell office:value-type="float" office:value="2892" calcext:value-type="float">
            <text:p>2892</text:p>
          </table:table-cell>
          <table:table-cell table:formula="of:=[.C7]/10" office:value-type="float" office:value="289.2" calcext:value-type="float">
            <text:p>289.2</text:p>
          </table:table-cell>
          <table:table-cell table:formula="of:=([.D6]-[.D7])/([.B7]-[.B6])" office:value-type="float" office:value="4.96987951807229" calcext:value-type="float">
            <text:p>4.9698795181</text:p>
          </table:table-cell>
          <table:table-cell/>
          <table:table-cell table:formula="of:=[.D7]" office:value-type="float" office:value="289.2" calcext:value-type="float">
            <text:p>289.2</text:p>
          </table:table-cell>
          <table:table-cell table:number-columns-repeated="3"/>
        </table:table-row>
        <table:table-row table:style-name="ro2">
          <table:table-cell office:value-type="float" office:value="21240" calcext:value-type="float">
            <text:p>21240</text:p>
          </table:table-cell>
          <table:table-cell table:formula="of:=[.A8]/3600" office:value-type="float" office:value="5.9" calcext:value-type="float">
            <text:p>5.9</text:p>
          </table:table-cell>
          <table:table-cell office:value-type="float" office:value="2850" calcext:value-type="float">
            <text:p>2850</text:p>
          </table:table-cell>
          <table:table-cell table:formula="of:=[.C8]/10" office:value-type="float" office:value="285" calcext:value-type="float">
            <text:p>285</text:p>
          </table:table-cell>
          <table:table-cell table:formula="of:=([.D7]-[.D8])/([.B8]-[.B7])" office:value-type="float" office:value="4.5555890328412" calcext:value-type="float">
            <text:p>4.5555890328</text:p>
          </table:table-cell>
          <table:table-cell/>
          <table:table-cell table:formula="of:=[.D8]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float" office:value="25223" calcext:value-type="float">
            <text:p>25223</text:p>
          </table:table-cell>
          <table:table-cell table:formula="of:=[.A9]/3600" office:value-type="float" office:value="7.00638888888889" calcext:value-type="float">
            <text:p>7.0063888889</text:p>
          </table:table-cell>
          <table:table-cell office:value-type="float" office:value="2797" calcext:value-type="float">
            <text:p>2797</text:p>
          </table:table-cell>
          <table:table-cell table:formula="of:=[.C9]/10" office:value-type="float" office:value="279.7" calcext:value-type="float">
            <text:p>279.7</text:p>
          </table:table-cell>
          <table:table-cell table:formula="of:=([.D8]-[.D9])/([.B9]-[.B8])" office:value-type="float" office:value="4.79035902585992" calcext:value-type="float">
            <text:p>4.7903590259</text:p>
          </table:table-cell>
          <table:table-cell/>
          <table:table-cell table:formula="of:=[.D9]" office:value-type="float" office:value="279.7" calcext:value-type="float">
            <text:p>279.7</text:p>
          </table:table-cell>
          <table:table-cell table:number-columns-repeated="3"/>
        </table:table-row>
        <table:table-row table:style-name="ro2">
          <table:table-cell office:value-type="float" office:value="28543" calcext:value-type="float">
            <text:p>28543</text:p>
          </table:table-cell>
          <table:table-cell table:formula="of:=[.A10]/3600" office:value-type="float" office:value="7.92861111111111" calcext:value-type="float">
            <text:p>7.9286111111</text:p>
          </table:table-cell>
          <table:table-cell office:value-type="float" office:value="2752" calcext:value-type="float">
            <text:p>2752</text:p>
          </table:table-cell>
          <table:table-cell table:formula="of:=[.C10]/10" office:value-type="float" office:value="275.2" calcext:value-type="float">
            <text:p>275.2</text:p>
          </table:table-cell>
          <table:table-cell table:formula="of:=([.D9]-[.D10])/([.B10]-[.B9])" office:value-type="float" office:value="4.87951807228916" calcext:value-type="float">
            <text:p>4.8795180723</text:p>
          </table:table-cell>
          <table:table-cell/>
          <table:table-cell table:formula="of:=[.D10]" office:value-type="float" office:value="275.2" calcext:value-type="float">
            <text:p>275.2</text:p>
          </table:table-cell>
          <table:table-cell table:number-columns-repeated="3"/>
        </table:table-row>
        <table:table-row table:style-name="ro2">
          <table:table-cell office:value-type="float" office:value="32284" calcext:value-type="float">
            <text:p>32284</text:p>
          </table:table-cell>
          <table:table-cell table:formula="of:=[.A11]/3600" office:value-type="float" office:value="8.96777777777778" calcext:value-type="float">
            <text:p>8.9677777778</text:p>
          </table:table-cell>
          <table:table-cell office:value-type="float" office:value="2697" calcext:value-type="float">
            <text:p>2697</text:p>
          </table:table-cell>
          <table:table-cell table:formula="of:=[.C11]/10" office:value-type="float" office:value="269.7" calcext:value-type="float">
            <text:p>269.7</text:p>
          </table:table-cell>
          <table:table-cell table:formula="of:=([.D10]-[.D11])/([.B11]-[.B10])" office:value-type="float" office:value="5.29270248596632" calcext:value-type="float">
            <text:p>5.292702486</text:p>
          </table:table-cell>
          <table:table-cell/>
          <table:table-cell table:formula="of:=[.D11]" office:value-type="float" office:value="269.7" calcext:value-type="float">
            <text:p>269.7</text:p>
          </table:table-cell>
          <table:table-cell table:number-columns-repeated="3"/>
        </table:table-row>
        <table:table-row table:style-name="ro2">
          <table:table-cell/>
          <table:table-cell table:formula="of:=(2/3)*[.B11]+(1/3)*[.B14]" office:value-type="float" office:value="9.62990740740741" calcext:value-type="float">
            <text:p>9.6299074074</text:p>
          </table:table-cell>
          <table:table-cell table:number-columns-repeated="2"/>
          <table:table-cell table:formula="of:=(3/4)*[.E11]+(1/4)*[.E15]" office:value-type="float" office:value="6.40321215934984" calcext:value-type="float">
            <text:p>6.4032121593</text:p>
          </table:table-cell>
          <table:table-cell/>
          <table:table-cell table:formula="of:=([.B11]-[.B12])*[.E12]+[.G11]" office:value-type="float" office:value="265.46024350449" calcext:value-type="float">
            <text:p>265.46024350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</text:p>
          </table:table-cell>
          <table:table-cell table:formula="of:=(1/3)*[.B11]+(2/3)*[.B14]" office:value-type="float" office:value="10.292037037037" calcext:value-type="float">
            <text:p>10.292037037</text:p>
          </table:table-cell>
          <table:table-cell table:number-columns-repeated="2"/>
          <table:table-cell table:formula="of:=([.E11]+[.E15])/2" office:value-type="float" office:value="7.51372183273336" calcext:value-type="float">
            <text:p>7.5137218327</text:p>
          </table:table-cell>
          <table:table-cell/>
          <table:table-cell table:formula="of:=([.B12]-[.B13])*[.E13]+[.G12]" office:value-type="float" office:value="260.485185650242" calcext:value-type="float">
            <text:p>260.4851856502</text:p>
          </table:table-cell>
          <table:table-cell table:number-columns-repeated="3"/>
        </table:table-row>
        <table:table-row table:style-name="ro2">
          <table:table-cell office:value-type="float" office:value="39435" calcext:value-type="float">
            <text:p>39435</text:p>
          </table:table-cell>
          <table:table-cell table:formula="of:=[.A14]/3600" office:value-type="float" office:value="10.9541666666667" calcext:value-type="float">
            <text:p>10.9541666667</text:p>
          </table:table-cell>
          <table:table-cell office:value-type="float" office:value="3550" calcext:value-type="float">
            <text:p>3550</text:p>
          </table:table-cell>
          <table:table-cell table:formula="of:=[.C14]/10" office:value-type="float" office:value="355" calcext:value-type="float">
            <text:p>355</text:p>
          </table:table-cell>
          <table:table-cell table:formula="of:=(1/4)*[.E11]+(3/4)*[.E15]" office:value-type="float" office:value="8.62423150611688" calcext:value-type="float">
            <text:p>8.6242315061</text:p>
          </table:table-cell>
          <table:table-cell/>
          <table:table-cell table:formula="of:=([.B13]-[.B14])*[.E14]+[.G13]" office:value-type="float" office:value="254.774826437257" calcext:value-type="float">
            <text:p>254.7748264373</text:p>
          </table:table-cell>
          <table:table-cell office:value-type="string" calcext:value-type="string">
            <text:p>Fill =</text:p>
          </table:table-cell>
          <table:table-cell table:formula="of:=[.D14]-[.G14]" office:value-type="float" office:value="100.225173562743" calcext:value-type="float">
            <text:p>100.2251735627</text:p>
          </table:table-cell>
          <table:table-cell/>
        </table:table-row>
        <table:table-row table:style-name="ro2">
          <table:table-cell office:value-type="float" office:value="43318" calcext:value-type="float">
            <text:p>43318</text:p>
          </table:table-cell>
          <table:table-cell table:formula="of:=[.A15]/3600" office:value-type="float" office:value="12.0327777777778" calcext:value-type="float">
            <text:p>12.0327777778</text:p>
          </table:table-cell>
          <table:table-cell office:value-type="float" office:value="3445" calcext:value-type="float">
            <text:p>3445</text:p>
          </table:table-cell>
          <table:table-cell table:formula="of:=[.C15]/10" office:value-type="float" office:value="344.5" calcext:value-type="float">
            <text:p>344.5</text:p>
          </table:table-cell>
          <table:table-cell table:formula="of:=([.D14]-[.D15])/([.B15]-[.B14])" office:value-type="float" office:value="9.7347411795004" calcext:value-type="float">
            <text:p>9.7347411795</text:p>
          </table:table-cell>
          <table:table-cell/>
          <table:table-cell table:formula="of:=[.D15]-[.I$14]" office:value-type="float" office:value="244.274826437257" calcext:value-type="float">
            <text:p>244.2748264373</text:p>
          </table:table-cell>
          <table:table-cell table:number-columns-repeated="3"/>
        </table:table-row>
        <table:table-row table:style-name="ro2">
          <table:table-cell office:value-type="float" office:value="46636" calcext:value-type="float">
            <text:p>46636</text:p>
          </table:table-cell>
          <table:table-cell table:formula="of:=[.A16]/3600" office:value-type="float" office:value="12.9544444444444" calcext:value-type="float">
            <text:p>12.9544444444</text:p>
          </table:table-cell>
          <table:table-cell office:value-type="float" office:value="3350" calcext:value-type="float">
            <text:p>3350</text:p>
          </table:table-cell>
          <table:table-cell table:formula="of:=[.C16]/10" office:value-type="float" office:value="335" calcext:value-type="float">
            <text:p>335</text:p>
          </table:table-cell>
          <table:table-cell table:formula="of:=([.D15]-[.D16])/([.B16]-[.B15])" office:value-type="float" office:value="10.3074141048825" calcext:value-type="float">
            <text:p>10.3074141049</text:p>
          </table:table-cell>
          <table:table-cell/>
          <table:table-cell table:formula="of:=[.D16]-[.I$14]" office:value-type="float" office:value="234.774826437257" calcext:value-type="float">
            <text:p>234.7748264373</text:p>
          </table:table-cell>
          <table:table-cell table:number-columns-repeated="3"/>
        </table:table-row>
        <table:table-row table:style-name="ro2">
          <table:table-cell office:value-type="float" office:value="49953" calcext:value-type="float">
            <text:p>49953</text:p>
          </table:table-cell>
          <table:table-cell table:formula="of:=[.A17]/3600" office:value-type="float" office:value="13.8758333333333" calcext:value-type="float">
            <text:p>13.8758333333</text:p>
          </table:table-cell>
          <table:table-cell office:value-type="float" office:value="3260" calcext:value-type="float">
            <text:p>3260</text:p>
          </table:table-cell>
          <table:table-cell table:formula="of:=[.C17]/10" office:value-type="float" office:value="326" calcext:value-type="float">
            <text:p>326</text:p>
          </table:table-cell>
          <table:table-cell table:formula="of:=([.D16]-[.D17])/([.B17]-[.B16])" office:value-type="float" office:value="9.76786252637927" calcext:value-type="float">
            <text:p>9.7678625264</text:p>
          </table:table-cell>
          <table:table-cell/>
          <table:table-cell table:formula="of:=[.D17]-[.I$14]" office:value-type="float" office:value="225.774826437257" calcext:value-type="float">
            <text:p>225.7748264373</text:p>
          </table:table-cell>
          <table:table-cell table:number-columns-repeated="3"/>
        </table:table-row>
        <table:table-row table:style-name="ro2">
          <table:table-cell office:value-type="float" office:value="53936" calcext:value-type="float">
            <text:p>53936</text:p>
          </table:table-cell>
          <table:table-cell table:formula="of:=[.A18]/3600" office:value-type="float" office:value="14.9822222222222" calcext:value-type="float">
            <text:p>14.9822222222</text:p>
          </table:table-cell>
          <table:table-cell office:value-type="float" office:value="3167" calcext:value-type="float">
            <text:p>3167</text:p>
          </table:table-cell>
          <table:table-cell table:formula="of:=[.C18]/10" office:value-type="float" office:value="316.7" calcext:value-type="float">
            <text:p>316.7</text:p>
          </table:table-cell>
          <table:table-cell table:formula="of:=([.D17]-[.D18])/([.B18]-[.B17])" office:value-type="float" office:value="8.40572432839568" calcext:value-type="float">
            <text:p>8.4057243284</text:p>
          </table:table-cell>
          <table:table-cell/>
          <table:table-cell table:formula="of:=[.D18]-[.I$14]" office:value-type="float" office:value="216.474826437257" calcext:value-type="float">
            <text:p>216.4748264373</text:p>
          </table:table-cell>
          <table:table-cell table:number-columns-repeated="3"/>
        </table:table-row>
        <table:table-row table:style-name="ro2">
          <table:table-cell office:value-type="float" office:value="57254" calcext:value-type="float">
            <text:p>57254</text:p>
          </table:table-cell>
          <table:table-cell table:formula="of:=[.A19]/3600" office:value-type="float" office:value="15.9038888888889" calcext:value-type="float">
            <text:p>15.9038888889</text:p>
          </table:table-cell>
          <table:table-cell office:value-type="float" office:value="3087" calcext:value-type="float">
            <text:p>3087</text:p>
          </table:table-cell>
          <table:table-cell table:formula="of:=[.C19]/10" office:value-type="float" office:value="308.7" calcext:value-type="float">
            <text:p>308.7</text:p>
          </table:table-cell>
          <table:table-cell table:formula="of:=([.D18]-[.D19])/([.B19]-[.B18])" office:value-type="float" office:value="8.67992766726946" calcext:value-type="float">
            <text:p>8.6799276673</text:p>
          </table:table-cell>
          <table:table-cell/>
          <table:table-cell table:formula="of:=[.D19]-[.I$14]" office:value-type="float" office:value="208.474826437257" calcext:value-type="float">
            <text:p>208.4748264373</text:p>
          </table:table-cell>
          <table:table-cell table:number-columns-repeated="3"/>
        </table:table-row>
        <table:table-row table:style-name="ro2">
          <table:table-cell office:value-type="float" office:value="60574" calcext:value-type="float">
            <text:p>60574</text:p>
          </table:table-cell>
          <table:table-cell table:formula="of:=[.A20]/3600" office:value-type="float" office:value="16.8261111111111" calcext:value-type="float">
            <text:p>16.8261111111</text:p>
          </table:table-cell>
          <table:table-cell office:value-type="float" office:value="3012" calcext:value-type="float">
            <text:p>3012</text:p>
          </table:table-cell>
          <table:table-cell table:formula="of:=[.C20]/10" office:value-type="float" office:value="301.2" calcext:value-type="float">
            <text:p>301.2</text:p>
          </table:table-cell>
          <table:table-cell table:formula="of:=([.D19]-[.D20])/([.B20]-[.B19])" office:value-type="float" office:value="8.13253012048193" calcext:value-type="float">
            <text:p>8.1325301205</text:p>
          </table:table-cell>
          <table:table-cell/>
          <table:table-cell table:formula="of:=[.D20]-[.I$14]" office:value-type="float" office:value="200.974826437257" calcext:value-type="float">
            <text:p>200.9748264373</text:p>
          </table:table-cell>
          <table:table-cell table:number-columns-repeated="3"/>
        </table:table-row>
        <table:table-row table:style-name="ro2">
          <table:table-cell office:value-type="float" office:value="64554" calcext:value-type="float">
            <text:p>64554</text:p>
          </table:table-cell>
          <table:table-cell table:formula="of:=[.A21]/3600" office:value-type="float" office:value="17.9316666666667" calcext:value-type="float">
            <text:p>17.9316666667</text:p>
          </table:table-cell>
          <table:table-cell office:value-type="float" office:value="2927" calcext:value-type="float">
            <text:p>2927</text:p>
          </table:table-cell>
          <table:table-cell table:formula="of:=[.C21]/10" office:value-type="float" office:value="292.7" calcext:value-type="float">
            <text:p>292.7</text:p>
          </table:table-cell>
          <table:table-cell table:formula="of:=([.D20]-[.D21])/([.B21]-[.B20])" office:value-type="float" office:value="7.68844221105526" calcext:value-type="float">
            <text:p>7.6884422111</text:p>
          </table:table-cell>
          <table:table-cell/>
          <table:table-cell table:formula="of:=[.D21]-[.I$14]" office:value-type="float" office:value="192.474826437257" calcext:value-type="float">
            <text:p>192.4748264373</text:p>
          </table:table-cell>
          <table:table-cell table:number-columns-repeated="3"/>
        </table:table-row>
        <table:table-row table:style-name="ro2">
          <table:table-cell office:value-type="float" office:value="68535" calcext:value-type="float">
            <text:p>68535</text:p>
          </table:table-cell>
          <table:table-cell table:formula="of:=[.A22]/3600" office:value-type="float" office:value="19.0375" calcext:value-type="float">
            <text:p>19.0375</text:p>
          </table:table-cell>
          <table:table-cell office:value-type="float" office:value="2842" calcext:value-type="float">
            <text:p>2842</text:p>
          </table:table-cell>
          <table:table-cell table:formula="of:=[.C22]/10" office:value-type="float" office:value="284.2" calcext:value-type="float">
            <text:p>284.2</text:p>
          </table:table-cell>
          <table:table-cell table:formula="of:=([.D21]-[.D22])/([.B22]-[.B21])" office:value-type="float" office:value="7.68651092690279" calcext:value-type="float">
            <text:p>7.6865109269</text:p>
          </table:table-cell>
          <table:table-cell/>
          <table:table-cell table:formula="of:=[.D22]-[.I$14]" office:value-type="float" office:value="183.974826437257" calcext:value-type="float">
            <text:p>183.9748264373</text:p>
          </table:table-cell>
          <table:table-cell table:number-columns-repeated="3"/>
        </table:table-row>
        <table:table-row table:style-name="ro2">
          <table:table-cell office:value-type="float" office:value="71854" calcext:value-type="float">
            <text:p>71854</text:p>
          </table:table-cell>
          <table:table-cell table:formula="of:=[.A23]/3600" office:value-type="float" office:value="19.9594444444444" calcext:value-type="float">
            <text:p>19.9594444444</text:p>
          </table:table-cell>
          <table:table-cell office:value-type="float" office:value="2767" calcext:value-type="float">
            <text:p>2767</text:p>
          </table:table-cell>
          <table:table-cell table:formula="of:=[.C23]/10" office:value-type="float" office:value="276.7" calcext:value-type="float">
            <text:p>276.7</text:p>
          </table:table-cell>
          <table:table-cell table:formula="of:=([.D22]-[.D23])/([.B23]-[.B22])" office:value-type="float" office:value="8.13498041578791" calcext:value-type="float">
            <text:p>8.1349804158</text:p>
          </table:table-cell>
          <table:table-cell/>
          <table:table-cell table:formula="of:=[.D23]-[.I$14]" office:value-type="float" office:value="176.474826437257" calcext:value-type="float">
            <text:p>176.4748264373</text:p>
          </table:table-cell>
          <table:table-cell table:number-columns-repeated="3"/>
        </table:table-row>
        <table:table-row table:style-name="ro2">
          <table:table-cell office:value-type="float" office:value="75021" calcext:value-type="float">
            <text:p>75021</text:p>
          </table:table-cell>
          <table:table-cell table:formula="of:=[.A24]/3600" office:value-type="float" office:value="20.8391666666667" calcext:value-type="float">
            <text:p>20.8391666667</text:p>
          </table:table-cell>
          <table:table-cell office:value-type="float" office:value="2697" calcext:value-type="float">
            <text:p>2697</text:p>
          </table:table-cell>
          <table:table-cell table:formula="of:=[.C24]/10" office:value-type="float" office:value="269.7" calcext:value-type="float">
            <text:p>269.7</text:p>
          </table:table-cell>
          <table:table-cell table:formula="of:=([.D23]-[.D24])/([.B24]-[.B23])" office:value-type="float" office:value="7.95705715187874" calcext:value-type="float">
            <text:p>7.9570571519</text:p>
          </table:table-cell>
          <table:table-cell/>
          <table:table-cell table:formula="of:=[.D24]-[.I$14]" office:value-type="float" office:value="169.474826437257" calcext:value-type="float">
            <text:p>169.4748264373</text:p>
          </table:table-cell>
          <table:table-cell table:number-columns-repeated="3"/>
        </table:table-row>
        <table:table-row table:style-name="ro2">
          <table:table-cell/>
          <table:table-cell table:formula="of:=(2/3)*[.B24]+(1/3)*[.B27]" office:value-type="float" office:value="21.8527777777778" calcext:value-type="float">
            <text:p>21.8527777778</text:p>
          </table:table-cell>
          <table:table-cell table:number-columns-repeated="2"/>
          <table:table-cell table:formula="of:=(3/4)*[.E24]+(1/4)*[.E28]" office:value-type="float" office:value="7.72939888649375" calcext:value-type="float">
            <text:p>7.7293988865</text:p>
          </table:table-cell>
          <table:table-cell/>
          <table:table-cell table:formula="of:=([.B24]-[.B25])*[.E25]+[.G24]" office:value-type="float" office:value="161.640221843697" calcext:value-type="float">
            <text:p>161.6402218437</text:p>
          </table:table-cell>
          <table:table-cell table:number-columns-repeated="3"/>
        </table:table-row>
        <table:table-row table:style-name="ro2">
          <table:table-cell/>
          <table:table-cell table:formula="of:=(1/3)*[.B24]+(2/3)*[.B27]" office:value-type="float" office:value="22.8663888888889" calcext:value-type="float">
            <text:p>22.8663888889</text:p>
          </table:table-cell>
          <table:table-cell table:number-columns-repeated="2"/>
          <table:table-cell table:formula="of:=([.E24]+[.E28])/2" office:value-type="float" office:value="7.50174062110876" calcext:value-type="float">
            <text:p>7.5017406211</text:p>
          </table:table-cell>
          <table:table-cell/>
          <table:table-cell table:formula="of:=([.B25]-[.B26])*[.E26]+[.G25]" office:value-type="float" office:value="154.036374197467" calcext:value-type="float">
            <text:p>154.0363741975</text:p>
          </table:table-cell>
          <table:table-cell table:number-columns-repeated="3"/>
        </table:table-row>
        <table:table-row table:style-name="ro2">
          <table:table-cell office:value-type="float" office:value="85968" calcext:value-type="float">
            <text:p>85968</text:p>
          </table:table-cell>
          <table:table-cell table:formula="of:=[.A27]/3600" office:value-type="float" office:value="23.88" calcext:value-type="float">
            <text:p>23.88</text:p>
          </table:table-cell>
          <table:table-cell office:value-type="float" office:value="3475" calcext:value-type="float">
            <text:p>3475</text:p>
          </table:table-cell>
          <table:table-cell table:formula="of:=[.C27]/10" office:value-type="float" office:value="347.5" calcext:value-type="float">
            <text:p>347.5</text:p>
          </table:table-cell>
          <table:table-cell table:formula="of:=(1/4)*[.E24]+(3/4)*[.E28]" office:value-type="float" office:value="7.27408235572377" calcext:value-type="float">
            <text:p>7.2740823557</text:p>
          </table:table-cell>
          <table:table-cell/>
          <table:table-cell table:formula="of:=([.B26]-[.B27])*[.E27]+[.G26]" office:value-type="float" office:value="146.663283498568" calcext:value-type="float">
            <text:p>146.6632834986</text:p>
          </table:table-cell>
          <table:table-cell office:value-type="string" calcext:value-type="string">
            <text:p>Fill =</text:p>
          </table:table-cell>
          <table:table-cell table:formula="of:=[.D27]-[.G27]" office:value-type="float" office:value="200.836716501432" calcext:value-type="float">
            <text:p>200.8367165014</text:p>
          </table:table-cell>
          <table:table-cell/>
        </table:table-row>
        <table:table-row table:style-name="ro2">
          <table:table-cell office:value-type="float" office:value="89953" calcext:value-type="float">
            <text:p>89953</text:p>
          </table:table-cell>
          <table:table-cell table:formula="of:=[.A28]/3600" office:value-type="float" office:value="24.9869444444444" calcext:value-type="float">
            <text:p>24.9869444444</text:p>
          </table:table-cell>
          <table:table-cell office:value-type="float" office:value="3397" calcext:value-type="float">
            <text:p>3397</text:p>
          </table:table-cell>
          <table:table-cell table:formula="of:=[.C28]/10" office:value-type="float" office:value="339.7" calcext:value-type="float">
            <text:p>339.7</text:p>
          </table:table-cell>
          <table:table-cell table:formula="of:=([.D27]-[.D28])/([.B28]-[.B27])" office:value-type="float" office:value="7.04642409033878" calcext:value-type="float">
            <text:p>7.0464240903</text:p>
          </table:table-cell>
          <table:table-cell/>
          <table:table-cell table:formula="of:=[.D28]-[.I$27]" office:value-type="float" office:value="138.863283498568" calcext:value-type="float">
            <text:p>138.8632834986</text:p>
          </table:table-cell>
          <table:table-cell table:number-columns-repeated="3"/>
        </table:table-row>
        <table:table-row table:style-name="ro2">
          <table:table-cell office:value-type="float" office:value="93270" calcext:value-type="float">
            <text:p>93270</text:p>
          </table:table-cell>
          <table:table-cell table:formula="of:=[.A29]/3600" office:value-type="float" office:value="25.9083333333333" calcext:value-type="float">
            <text:p>25.9083333333</text:p>
          </table:table-cell>
          <table:table-cell office:value-type="float" office:value="3340" calcext:value-type="float">
            <text:p>3340</text:p>
          </table:table-cell>
          <table:table-cell table:formula="of:=[.C29]/10" office:value-type="float" office:value="334" calcext:value-type="float">
            <text:p>334</text:p>
          </table:table-cell>
          <table:table-cell table:formula="of:=([.D28]-[.D29])/([.B29]-[.B28])" office:value-type="float" office:value="6.1863129333735" calcext:value-type="float">
            <text:p>6.1863129334</text:p>
          </table:table-cell>
          <table:table-cell/>
          <table:table-cell table:formula="of:=[.D29]-[.I$27]" office:value-type="float" office:value="133.163283498568" calcext:value-type="float">
            <text:p>133.1632834986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formula="of:=([.G27]-[.G31])/([.B31]-[.B27])" office:value-type="float" office:value="7.04642409033879" calcext:value-type="float">
            <text:p>7.0464240903</text:p>
          </table:table-cell>
          <table:table-cell/>
          <table:table-cell table:formula="of:=[.G27]+([.B31]-[.B27])/([.B28]-[.B27])*([.G28]-[.G27])" office:value-type="float" office:value="145.817712607728" calcext:value-type="float">
            <text:p>145.8177126077</text:p>
          </table:table-cell>
          <table:table-cell office:value-type="string" calcext:value-type="string">
            <text:p>Drop =</text:p>
          </table:table-cell>
          <table:table-cell table:formula="of:=[.G2]-[.G31]" office:value-type="float" office:value="171.682287392272" calcext:value-type="float">
            <text:p>171.6822873923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avg rate =</text:p>
          </table:table-cell>
          <table:table-cell table:formula="of:=[.I31]/24" office:value-type="float" office:value="7.15342864134468" calcext:value-type="float">
            <text:p>7.1534286413</text:p>
          </table:table-cell>
          <table:table-cell office:value-type="string" calcext:value-type="string">
            <text:p>in/hr</text:p>
          </table:table-cell>
        </table:table-row>
        <table:table-row table:style-name="ro2" table:number-rows-repeated="1048543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7T07:22:41.090255716</meta:creation-date>
    <dc:date>2014-02-17T09:28:39.215471951</dc:date>
    <meta:editing-duration>PT48M32S</meta:editing-duration>
    <meta:editing-cycles>9</meta:editing-cycles>
    <meta:generator>LibreOffice/4.1.3.2$Linux_x86 LibreOffice_project/410m0$Build-2</meta:generator>
    <meta:document-statistic meta:table-count="1" meta:cell-count="173" meta:object-count="0"/>
  </office:meta>
</office:document-meta>
</file>